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25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3.2882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8319in"/>
    </style:style>
    <style:style style:name="co7" style:family="table-column">
      <style:table-column-properties fo:break-before="auto" style:column-width="1.594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ce1"/>
          <table:table-cell office:value-type="string">
            <text:p>EN</text:p>
          </table:table-cell>
          <table:table-cell office:value-type="string">
            <text:p>ES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LABEL_WELCOME <text:s text:c="9"/></text:p>
          </table:table-cell>
          <table:table-cell office:value-type="string">
            <text:p>Welcome to Kids Mode</text:p>
          </table:table-cell>
          <table:table-cell office:value-type="string">
            <text:p>¡ Bienvenido a modo de niños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LABEL_BY <text:s text:c="14"/>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LABEL_LOADING <text:s text:c="9"/></text:p>
          </table:table-cell>
          <table:table-cell office:value-type="string">
            <text:p>Loading...</text:p>
          </table:table-cell>
          <table:table-cell office:value-type="string">
            <text:p>Carga...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BUTTON_TAP_CONTINUE <text:s text:c="3"/></text:p>
          </table:table-cell>
          <table:table-cell office:value-type="string">
            <text:p>Tap to Continue!</text:p>
          </table:table-cell>
          <table:table-cell office:value-type="string">
            <text:p>Grifo para continuar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BUTTON_PARENT_DASHBOARD</text:p>
          </table:table-cell>
          <table:table-cell office:value-type="string">
            <text:p>Parent\nDashboard</text:p>
          </table:table-cell>
          <table:table-cell office:value-type="string">
            <text:p>Padres\nDashboard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BUTTON_FACEBOOK <text:s text:c="7"/></text:p>
          </table:table-cell>
          <table:table-cell office:value-type="string">
            <text:p>Post</text:p>
          </table:table-cell>
          <table:table-cell office:value-type="string">
            <text:p>Poste 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BUTTON_EMAIL_INVITE <text:s text:c="3"/></text:p>
          </table:table-cell>
          <table:table-cell office:value-type="string">
            <text:p>Invite</text:p>
          </table:table-cell>
          <table:table-cell office:value-type="string">
            <text:p>Invitar 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BUTTON_QUIT <text:s text:c="11"/></text:p>
          </table:table-cell>
          <table:table-cell office:value-type="string">
            <text:p>Quit</text:p>
          </table:table-cell>
          <table:table-cell office:value-type="string">
            <text:p>Abandonar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LABEL_PROFILE_INFO <text:s text:c="4"/></text:p>
          </table:table-cell>
          <table:table-cell office:value-type="string">
            <text:p>Choose a Profile below or visit the Parent Dashboard</text:p>
          </table:table-cell>
          <table:table-cell office:value-type="string">
            <text:p>Elija un perfil más abajo o visite el tablero principal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LABEL_TERMS_OF_SERVICE </text:p>
          </table:table-cell>
          <table:table-cell office:value-type="string">
            <text:p>Terms of Service</text:p>
          </table:table-cell>
          <table:table-cell office:value-type="string">
            <text:p>Términos del servicio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XT_LABEL_SIGNED_IN_AS <text:s text:c="4"/></text:p>
          </table:table-cell>
          <table:table-cell office:value-type="string">
            <text:p>Signed in as:</text:p>
          </table:table-cell>
          <table:table-cell office:value-type="string">
            <text:p>Firmado en como:</text:p>
          </table:table-cell>
          <table:table-cell table:number-columns-repeated="4"/>
        </table:table-row>
        <table:table-row table:style-name="ro3">
          <table:table-cell office:value-type="string">
            <text:p>TXT_LABEL_PRIVACY_POLICY <text:s text:c="2"/></text:p>
          </table:table-cell>
          <table:table-cell table:style-name="ce4" office:value-type="string">
            <text:p>Privacy Policy</text:p>
          </table:table-cell>
          <table:table-cell table:style-name="ce4" office:value-type="string">
            <text:p>Política de privacidad</text:p>
          </table:table-cell>
          <table:table-cell table:number-columns-repeated="4"/>
        </table:table-row>
        <table:table-row table:style-name="ro4">
          <table:table-cell office:value-type="string">
            <text:p>TXT_LABEL_LOADING_ENTRANCE </text:p>
          </table:table-cell>
          <table:table-cell table:style-name="ce4" office:value-type="string">
            <text:p>Headed to the Entrance!</text:p>
          </table:table-cell>
          <table:table-cell table:style-name="ce4" office:value-type="string">
            <text:p>Entrance</text:p>
          </table:table-cell>
          <table:table-cell table:style-name="Default" table:number-columns-repeated="4"/>
        </table:table-row>
        <table:table-row table:style-name="ro5">
          <table:table-cell office:value-type="string">
            <text:p>TXT_LABEL_WELCOME_BACK <text:s text:c="4"/></text:p>
          </table:table-cell>
          <table:table-cell table:style-name="ce4" office:value-type="string">
            <text:p>Welcome back!</text:p>
          </table:table-cell>
          <table:table-cell table:style-name="ce4" office:value-type="string">
            <text:p>Welcome!!</text:p>
          </table:table-cell>
          <table:table-cell table:style-name="Default" table:number-columns-repeated="4"/>
        </table:table-row>
        <table:table-row table:style-name="ro3">
          <table:table-cell office:value-type="string">
            <text:p>TXT_LABEL_WELCOME_INFO <text:s text:c="4"/></text:p>
          </table:table-cell>
          <table:table-cell table:style-name="ce4" office:value-type="string">
            <text:p>Check your feed for all the latest news and updates</text:p>
          </table:table-cell>
          <table:table-cell table:style-name="ce4" office:value-type="string">
            <text:p>Compruebe su alimento para todas las últimas noticias y actualizaciones</text:p>
          </table:table-cell>
          <table:table-cell table:style-name="Default" table:number-columns-repeated="4"/>
        </table:table-row>
        <table:table-row table:style-name="ro6">
          <table:table-cell office:value-type="string">
            <text:p>TXT_BUTTON_PROFILES <text:s text:c="7"/></text:p>
          </table:table-cell>
          <table:table-cell table:style-name="ce4" office:value-type="string">
            <text:p>Profiles</text:p>
          </table:table-cell>
          <table:table-cell table:style-name="ce4" office:value-type="string">
            <text:p>Profilez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TXT_BUTTON_MAPS <text:s text:c="11"/></text:p>
          </table:table-cell>
          <table:table-cell table:style-name="ce4" office:value-type="string">
            <text:p>Map</text:p>
          </table:table-cell>
          <table:table-cell table:style-name="ce4" office:value-type="string">
            <text:p>Mapz</text:p>
          </table:table-cell>
          <table:table-cell table:style-name="Default" table:number-columns-repeated="4"/>
        </table:table-row>
        <table:table-row table:style-name="ro8">
          <table:table-cell office:value-type="string">
            <text:p>TXT_LABEL_NEWS_FEED <text:s text:c="7"/></text:p>
          </table:table-cell>
          <table:table-cell table:style-name="ce4" office:value-type="string">
            <text:p>News Feed</text:p>
          </table:table-cell>
          <table:table-cell table:style-name="ce4" office:value-type="string">
            <text:p>Newz Feedz</text:p>
          </table:table-cell>
          <table:table-cell table:style-name="Default" table:number-columns-repeated="4"/>
        </table:table-row>
        <table:table-row table:style-name="ro8">
          <table:table-cell office:value-type="string">
            <text:p>TXT_BUTTON_ENTRANCE <text:s text:c="7"/></text:p>
          </table:table-cell>
          <table:table-cell table:style-name="ce4" office:value-type="string">
            <text:p>Entrance</text:p>
          </table:table-cell>
          <table:table-cell table:style-name="ce4"/>
          <table:table-cell table:style-name="Default" table:number-columns-repeated="4"/>
        </table:table-row>
        <table:table-row table:style-name="ro9">
          <table:table-cell office:value-type="string">
            <text:p>TXT_BUTTON_JUNGLE <text:s text:c="9"/></text:p>
          </table:table-cell>
          <table:table-cell table:style-name="ce4" office:value-type="string">
            <text:p>Jungle</text:p>
          </table:table-cell>
          <table:table-cell table:style-name="ce4"/>
          <table:table-cell table:style-name="Default" table:number-columns-repeated="4"/>
        </table:table-row>
        <table:table-row table:style-name="ro10">
          <table:table-cell office:value-type="string">
            <text:p>TXT_LABEL_JUNGLE_HEADER <text:s text:c="3"/></text:p>
          </table:table-cell>
          <table:table-cell table:style-name="ce4" office:value-type="string">
            <text:p>Visit the Jungle!</text:p>
          </table:table-cell>
          <table:table-cell table:style-name="ce4"/>
          <table:table-cell table:style-name="Default" table:number-columns-repeated="4"/>
        </table:table-row>
        <table:table-row table:style-name="ro4">
          <table:table-cell office:value-type="string">
            <text:p>TXT_LABEL_JUNGLE_BODY <text:s text:c="5"/></text:p>
          </table:table-cell>
          <table:table-cell table:style-name="ce4" office:value-type="string">
            <text:p>Follow the arrow on the map and explore the beauty of the jungle</text:p>
          </table:table-cell>
          <table:table-cell table:style-name="ce4"/>
          <table:table-cell table:style-name="Default" table:number-columns-repeated="4"/>
        </table:table-row>
        <table:table-row table:style-name="ro8">
          <table:table-cell office:value-type="string">
            <text:p>TXT_BUTTON_SAVANNAH <text:s text:c="7"/></text:p>
          </table:table-cell>
          <table:table-cell table:style-name="ce4" office:value-type="string">
            <text:p>Savannah</text:p>
          </table:table-cell>
          <table:table-cell table:style-name="ce4"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10/21/2014</text:date>, <text:time>10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10-21T10:44:41.63</dc:date>
    <dc:creator>Julian Williams</dc:creator>
    <meta:editing-duration>PT20H25M25S</meta:editing-duration>
    <meta:editing-cycles>1</meta:editing-cycles>
    <meta:document-statistic meta:table-count="1" meta:cell-count="66" meta:object-count="0"/>
  </office:meta>
</office:document-meta>
</file>